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3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. Binswan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6, 1883</text:p>
      <text:p text:style-name="P5">Month<text:tab/><text:tab/><text:tab/><text:tab/><text:tab/><text:tab/>April</text:p>
      <text:p text:style-name="P5">Year<text:tab/><text:tab/><text:tab/><text:tab/><text:tab/><text:tab/>188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644 Chestnut St/</text:p>
      <text:p text:style-name="P3">Apl 16. 1883/</text:p>
      <text:p text:style-name="P2">Rev. S. Morias[sic!]/</text:p>
      <text:p text:style-name="P2"><text:tab/>My dear Sir/</text:p>
      <text:p text:style-name="P2">Mrs Rosa Frank whose card/ you find herewith enclosed/ called on me today to report/ what she has done on behalf/ of the Harris girl. <text:s/>She saw/ Mrs Dreifoos &amp; conferred with/ her on the subject of taking/ the child &amp;c. <text:s/>Mrs D. is willing/ to take her at once, give her/ a good home &amp; bring her up to/ become a useful woman./ <text:s/>She will clothe her, provide all/ her wants during her indenture/ &amp; pay her besides 25 c. per week/ during the 1st year; 50c during/ the 2nd year; 75c during the/ third year &amp; 1$ per week/</text:p>
      <text:p text:style-name="P2"/>
      <text:p text:style-name="P2">[Page 2]</text:p>
      <text:p text:style-name="P2">the fourth year, said amounts/ to be paid quarterly to the/ Treasurer of the Society to/ prevent cruelty to <text:soft-page-break/>children/ or to any one they may designate/ in trust for the child./ <text:s/>Mrs Frank assures me that/ the child will have there a/ very desirable &amp; good home./ <text:s/>Mr Dreifoos being well known/ to you &amp; to the President of/ the Society in whose charge/ the child now is, I hope/ you will lose no time in/ having this matter promptly/ arranged--if possible before/ Passover. <text:s/>I leave tonight/ for Richmond Va &amp; shall be/ absent until next Friday./</text:p>
      <text:p text:style-name="P2"/>
      <text:p text:style-name="P2">[Page 3]</text:p>
      <text:p text:style-name="P2">Mrs Frank will be pleased/ to cooperate with you,/ should you deem it necessary/ or desirable./ Yrs very truly/ I. Binswang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5:41:17.53</meta:creation-date>
    <dc:date>2012-01-11T15:48:18.75</dc:date>
    <dc:creator>Penn Libraries</dc:creator>
    <meta:editing-duration>PT00H07M0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403" meta:character-count="2534"/>
  </office:meta>
</office:document-meta>
</file>